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ea" officeooo:paragraph-rsid="00186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 h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4:44:31.018595591</meta:creation-date>
    <dc:date>2023-11-12T04:45:40.255685955</dc:date>
    <meta:editing-duration>PT1M1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